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55000004BECB3495380F62515D.png" manifest:media-type="image/png"/>
  <manifest:file-entry manifest:full-path="Pictures/1000020100000848000004DF1F1469E63B52F7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200e2e" officeooo:paragraph-rsid="00200e2e"/>
    </style:style>
    <style:style style:name="P2" style:family="paragraph" style:parent-style-name="Header">
      <style:text-properties style:font-name="Verdana" fo:font-size="11pt" officeooo:rsid="001ed9a1" officeooo:paragraph-rsid="001ed9a1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han encontrado múltiples errores:</text:p>
      <text:p text:style-name="P1"/>
      <text:p text:style-name="P1"><draw:frame draw:style-name="fr1" draw:name="Imagen1" text:anchor-type="paragraph" svg:width="17cm" svg:height="9.675cm" draw:z-index="0"><draw:image xlink:href="Pictures/1000020100000855000004BECB3495380F62515D.png" xlink:type="simple" xlink:show="embed" xlink:actuate="onLoad" loext:mime-type="image/png"/></draw:frame></text:p>
      <text:p text:style-name="P1"><draw:frame draw:style-name="fr2" draw:name="Imagen2" text:anchor-type="paragraph" svg:x="0cm" svg:y="0.873cm" svg:width="17cm" svg:height="9.999cm" draw:z-index="1"><draw:image xlink:href="Pictures/1000020100000848000004DF1F1469E63B52F7FF.png" xlink:type="simple" xlink:show="embed" xlink:actuate="onLoad" loext:mime-type="image/png"/></draw:frame>Se han solucionado los erro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officeooo:rsid="001ed9a1" officeooo:paragraph-rsid="001ed9a1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W02 - Brais Cao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08:33.691000000</meta:creation-date>
    <dc:date>2018-11-27T22:34:09.767000000</dc:date>
    <meta:editing-duration>PT1H15M25S</meta:editing-duration>
    <meta:editing-cycles>2</meta:editing-cycles>
    <meta:generator>LibreOffice/6.1.2.1$Windows_X86_64 LibreOffice_project/65905a128db06ba48db947242809d14d3f9a93fe</meta:generator>
    <meta:document-statistic meta:table-count="0" meta:image-count="2" meta:object-count="0" meta:page-count="1" meta:paragraph-count="3" meta:word-count="15" meta:character-count="93" meta:non-whitespace-character-count="81"/>
  </office:meta>
</office:document-meta>
</file>